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BENAVENTE, LUIS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5332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1571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BENAVENTE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533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4818767</text:p>
          </table:table-cell>
          <table:table-cell table:style-name="Tabla2.A2" office:value-type="string">
            <text:p text:style-name="P9">58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RA A : NUTRITECH - 20604105324<text:line-break/>DIRECCIÓN: AV. LOS INCAS ZN B MZ 23 LT 4  CERRO COLORADO AREQUIP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34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